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6cm"/>
    </style:style>
    <style:style style:name="pr4" style:family="presentation" style:parent-style-name="Default-notes">
      <style:graphic-properties draw:fill-color="#ffffff" fo:min-height="13.364cm"/>
    </style:style>
    <style:style style:name="T1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>
          <draw:text-box>
            <text:list text:style-name="L1">
              <text:list-item>
                <text:p>Project : <text:span text:style-name="T1">$project.name</text:span></text:p>
              </text:list-item>
              <text:list-item>
                <text:p>Project : <text:span text:style-name="T1">${project.name}!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gelo ZERR</dc:creator>
          <dc:date>2011-05-27T22:43:58</dc:date>
          <text:p>Project $project.name $a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8M56S</meta:editing-duration>
    <meta:editing-cycles>11</meta:editing-cycles>
    <meta:generator>LibreOffice/3.3$Win32 LibreOffice_project/330m19$Build-6</meta:generator>
    <dc:date>2011-05-28T00:44:00.23</dc:date>
    <dc:creator>Angelo ZERR</dc:creator>
    <meta:document-statistic meta:object-count="27"/>
  </office:meta>
</office:document-meta>
</file>